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doc</text:p>
          </table:table-cell>
          <table:covered-table-cell/>
        </table:table-row>
        <table:table-row table:style-name="ro2">
          <table:table-cell office:value-type="string">
            <text:p>socket</text:p>
          </table:table-cell>
          <table:table-cell office:value-type="string">
            <text:p>http://ruby-doc.org/stdlib-2.2.0/libdoc/socket/rdoc/Socket.html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Takuzu</text:p>
          </table:table-cell>
          <table:covered-table-cell/>
        </table:table-row>
        <table:table-row table:style-name="ro2">
          <table:table-cell office:value-type="string">
            <text:p>0hh1</text:p>
          </table:table-cell>
          <table:table-cell office:value-type="string">
            <text:p>http://0hh1.co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 savarre</meta:initial-creator>
    <meta:creation-date>2015-01-16T15:47:45</meta:creation-date>
    <dc:date>2015-01-16T15:49:00</dc:date>
    <dc:creator>amaury savarre</dc:creator>
    <meta:editing-duration>P0D</meta:editing-duration>
    <meta:editing-cycles>1</meta:editing-cycles>
    <meta:document-statistic meta:table-count="1" meta:cell-count="6" meta:object-count="0"/>
    <meta:generator>LibreOffice/3.6$Linux_X86_64 LibreOffice_project/360m1$Build-2</meta:generator>
  </office:meta>
</office:document-meta>
</file>